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ArrayEncoder.encode( Publisher &lt; ? extends byte [ ] &gt; inputStream , DataBufferFactory bufferFactory , ResolvableType elementType , @ Nullable MimeType mimeType , @ Nullable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ArrayEncoder.ByteArrayEnco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ArrayEncoder.canEncode( ResolvableType elementType , @ Nullable MimeType mime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yteArrayEncoder.encodeValue( byte [ ] bytes , DataBufferFactory bufferFactory , ResolvableType valueType , @ Nullable MimeType mimeType , @ Nullable Map &lt; String , Object &gt; hin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